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eeeeee" draw:textarea-horizontal-align="justify" draw:textarea-vertical-align="middle" draw:auto-grow-height="false" fo:min-height="3.878cm" fo:min-width="2.358cm"/>
      <style:paragraph-properties style:writing-mode="lr-tb"/>
    </style:style>
    <style:style style:name="gr2" style:family="graphic" style:parent-style-name="standard">
      <style:graphic-properties draw:stroke="none" draw:fill="none" fo:min-height="1.423cm"/>
      <style:paragraph-properties style:writing-mode="lr-tb"/>
    </style:style>
    <style:style style:name="gr3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55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0.068cm"/>
      <style:paragraph-properties style:writing-mode="lr-tb"/>
    </style:style>
    <style:style style:name="gr12" style:family="graphic" style:parent-style-name="standard">
      <style:graphic-properties draw:stroke="none" draw:fill="none" fo:min-height="1.02cm"/>
      <style:paragraph-properties style:writing-mode="lr-tb"/>
    </style:style>
    <style:style style:name="gr13" style:family="graphic" style:parent-style-name="standard">
      <style:graphic-properties svg:stroke-color="#333333" draw:fill-color="#eeeeee" draw:textarea-horizontal-align="justify" draw:textarea-vertical-align="middle" draw:auto-grow-height="false" fo:min-height="1.655cm" fo:min-width="1.723cm"/>
      <style:paragraph-properties style:writing-mode="lr-tb"/>
    </style:style>
    <style:style style:name="gr14" style:family="graphic" style:parent-style-name="standard">
      <style:graphic-properties svg:stroke-color="#333333" draw:fill="none" draw:fill-color="#eeeeee" draw:textarea-horizontal-align="justify" draw:textarea-vertical-align="middle" draw:auto-grow-height="false" fo:min-height="1.02cm" fo:min-width="1.723cm"/>
      <style:paragraph-properties style:writing-mode="lr-tb"/>
    </style:style>
    <style:style style:name="gr15" style:family="graphic" style:parent-style-name="standard">
      <style:graphic-properties draw:stroke="none" draw:fill="none" fo:min-height="0.471cm"/>
      <style:paragraph-properties style:writing-mode="lr-tb"/>
    </style:style>
    <style:style style:name="gr16" style:family="graphic" style:parent-style-name="standard">
      <style:graphic-properties draw:stroke="none" draw:fill="none" fo:min-height="0.788cm"/>
      <style:paragraph-properties style:writing-mode="lr-tb"/>
    </style:style>
    <style:style style:name="gr17" style:family="graphic" style:parent-style-name="standard">
      <style:graphic-properties svg:stroke-color="#333333" draw:fill-color="#999999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-color="#999999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58cm" svg:height="4.128cm" svg:x="6.206cm" svg:y="1.81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36cm" svg:height="1.673cm" svg:x="1.444cm" svg:y="2.983cm">
          <draw:text-box>
            <text:p text:style-name="P3"><text:span text:style-name="T1">RJ9</text:span></text:p>
            <text:p text:style-name="P3"><text:span text:style-name="T1">Connector</text:span></text:p>
          </draw:text-box>
        </draw:frame>
        <draw:polygon draw:style-name="gr3" draw:text-style-name="P5" draw:layer="layout" svg:width="2.616cm" svg:height="3.413cm" svg:x="6.323cm" svg:y="1.952cm" svg:viewBox="0 0 2617 3414" draw:points="518,400 836,400 836,0 1788,0 1788,400 2106,400 2106,764 2423,764 2423,1035 2617,1035 2617,2305 2423,2305 2423,3257 1942,3257 1942,3414 723,3414 723,3257 201,3257 201,2305 0,2305 0,1035 201,1035 201,764 518,764">
          <text:p/>
        </draw:polygon>
        <draw:custom-shape draw:style-name="gr4" draw:text-style-name="P6" xml:id="id1" draw:id="id1" draw:layer="layout" svg:width="0.152cm" svg:height="0.305cm" svg:x="7.134cm" svg:y="5.0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0.152cm" svg:height="0.305cm" svg:x="7.434cm" svg:y="5.0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0.152cm" svg:height="0.305cm" svg:x="7.734cm" svg:y="5.0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0.152cm" svg:height="0.305cm" svg:x="8.034cm" svg:y="5.0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152cm" svg:height="0.305cm" svg:x="7.134cm" svg:y="8.8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0.152cm" svg:height="0.305cm" svg:x="7.434cm" svg:y="8.0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0.152cm" svg:height="0.305cm" svg:x="7.734cm" svg:y="7.2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0.152cm" svg:height="0.305cm" svg:x="8.034cm" svg:y="6.40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7.21cm" svg:y1="5.31cm" svg:x2="7.21cm" svg:y2="8.805cm" draw:start-shape="id1" draw:start-glue-point="2" draw:end-shape="id2" draw:end-glue-point="0" svg:d="M7210 5310v3495" svg:viewBox="0 0 1 3496">
          <text:p/>
        </draw:connector>
        <draw:connector draw:style-name="gr7" draw:text-style-name="P4" draw:layer="layout" draw:type="line" svg:x1="7.51cm" svg:y1="5.31cm" svg:x2="7.51cm" svg:y2="8.005cm" draw:start-shape="id3" draw:start-glue-point="2" draw:end-shape="id4" draw:end-glue-point="0" svg:d="M7510 5310v2695" svg:viewBox="0 0 1 2696">
          <text:p/>
        </draw:connector>
        <draw:connector draw:style-name="gr8" draw:text-style-name="P4" draw:layer="layout" draw:type="line" svg:x1="7.81cm" svg:y1="5.31cm" svg:x2="7.81cm" svg:y2="7.205cm" draw:start-shape="id5" draw:start-glue-point="2" draw:end-shape="id6" draw:end-glue-point="0" svg:d="M7810 5310v1895" svg:viewBox="0 0 1 1896">
          <text:p/>
        </draw:connector>
        <draw:connector draw:style-name="gr9" draw:text-style-name="P4" draw:layer="layout" draw:type="line" svg:x1="8.11cm" svg:y1="5.31cm" svg:x2="8.11cm" svg:y2="6.405cm" draw:start-shape="id7" draw:start-glue-point="2" draw:end-shape="id8" draw:end-glue-point="0" svg:d="M8110 5310v1095" svg:viewBox="0 0 1 1096">
          <text:p/>
        </draw:connector>
        <draw:custom-shape draw:style-name="gr10" draw:text-style-name="P6" xml:id="id12" draw:id="id12" draw:layer="layout" svg:width="0.152cm" svg:height="0.305cm" svg:x="9.941cm" svg:y="8.6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1" draw:id="id11" draw:layer="layout" svg:width="0.152cm" svg:height="0.305cm" svg:x="9.941cm" svg:y="7.8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0.152cm" svg:height="0.305cm" svg:x="9.941cm" svg:y="7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9" draw:id="id9" draw:layer="layout" svg:width="0.152cm" svg:height="0.305cm" svg:x="9.941cm" svg:y="6.261cm">
          <text:p/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8.11cm" svg:y1="6.405cm" svg:x2="9.941cm" svg:y2="6.413cm" draw:start-shape="id8" draw:start-glue-point="0" draw:end-shape="id9" draw:end-glue-point="3" svg:d="M8110 6405l1831 8" svg:viewBox="0 0 1832 9">
          <text:p/>
        </draw:connector>
        <draw:connector draw:style-name="gr8" draw:text-style-name="P4" draw:layer="layout" draw:type="line" svg:x1="7.81cm" svg:y1="7.205cm" svg:x2="9.941cm" svg:y2="7.218cm" draw:start-shape="id6" draw:start-glue-point="0" draw:end-shape="id10" draw:end-glue-point="3" svg:d="M7810 7205l2131 13" svg:viewBox="0 0 2132 14">
          <text:p/>
        </draw:connector>
        <draw:connector draw:style-name="gr7" draw:text-style-name="P4" draw:layer="layout" draw:type="line" svg:x1="7.51cm" svg:y1="8.005cm" svg:x2="9.941cm" svg:y2="8.023cm" draw:start-shape="id4" draw:start-glue-point="0" draw:end-shape="id11" draw:end-glue-point="3" svg:d="M7510 8005l2431 18" svg:viewBox="0 0 2432 19">
          <text:p/>
        </draw:connector>
        <draw:connector draw:style-name="gr6" draw:text-style-name="P4" draw:layer="layout" draw:type="line" svg:x1="7.21cm" svg:y1="8.805cm" svg:x2="9.941cm" svg:y2="8.828cm" draw:start-shape="id2" draw:start-glue-point="0" draw:end-shape="id12" draw:end-glue-point="3" svg:d="M7210 8805l2731 23" svg:viewBox="0 0 2732 24">
          <text:p/>
        </draw:connector>
        <draw:frame draw:style-name="gr11" draw:text-style-name="P8" draw:layer="layout" svg:width="5.398cm" svg:height="0.802cm" svg:x="10.542cm" svg:y="6.04cm">
          <draw:text-box>
            <text:p><text:span text:style-name="T2">U</text:span><text:span text:style-name="T2">p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/text:p>
          </draw:text-box>
        </draw:frame>
        <draw:frame draw:style-name="gr11" draw:text-style-name="P8" draw:layer="layout" svg:width="5.398cm" svg:height="0.802cm" svg:x="10.542cm" svg:y="6.84cm">
          <draw:text-box>
            <text:p><text:span text:style-name="T2">Ground</text:span></text:p>
          </draw:text-box>
        </draw:frame>
        <draw:frame draw:style-name="gr11" draw:text-style-name="P8" draw:layer="layout" svg:width="5.398cm" svg:height="0.806cm" svg:x="10.542cm" svg:y="7.64cm">
          <draw:text-box>
            <text:p text:style-name="P9"><text:span text:style-name="T2">Down Command</text:span></text:p>
          </draw:text-box>
        </draw:frame>
        <draw:frame draw:style-name="gr11" draw:text-style-name="P8" draw:layer="layout" svg:width="5.398cm" svg:height="0.802cm" svg:x="10.542cm" svg:y="8.44cm">
          <draw:text-box>
            <text:p><text:span text:style-name="T2">VCC </text:span><text:span text:style-name="T2">29V</text:span></text:p>
          </draw:text-box>
        </draw:frame>
        <draw:frame draw:style-name="gr12" draw:text-style-name="P10" draw:layer="layout" svg:width="2.223cm" svg:height="1.353cm" svg:x="18.857cm" svg:y="4.44cm">
          <draw:text-box>
            <text:p text:style-name="P3"><text:span text:style-name="T2">RJ9</text:span></text:p>
            <text:p text:style-name="P3"><text:span text:style-name="T2">Cable</text:span></text:p>
          </draw:text-box>
        </draw:frame>
        <draw:custom-shape draw:style-name="gr13" draw:text-style-name="P2" draw:layer="layout" svg:width="2.223cm" svg:height="1.905cm" svg:x="21.214cm" svg:y="4.1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23cm" svg:height="1.27cm" svg:x="18.992cm" svg:y="4.44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7.937cm" svg:height="0.962cm" svg:x="18.345cm" svg:y="2.849cm">
          <draw:text-box>
            <text:p text:style-name="P3"><text:span text:style-name="T1">Farn</text:span><text:span text:style-name="T1">ell </text:span><text:span text:style-name="T1">RJ9 </text:span><text:span text:style-name="T1">Con</text:span><text:span text:style-name="T1">nect</text:span><text:span text:style-name="T1">or</text:span></text:p>
          </draw:text-box>
        </draw:frame>
        <draw:frame draw:style-name="gr16" draw:text-style-name="P10" draw:layer="layout" svg:width="4.636cm" svg:height="1.038cm" svg:x="19.945cm" svg:y="6.259cm">
          <draw:text-box>
            <text:p text:style-name="P3"><text:span text:style-name="T2">Bott</text:span><text:span text:style-name="T2">om </text:span><text:span text:style-name="T2">View</text:span></text:p>
          </draw:text-box>
        </draw:frame>
        <draw:custom-shape draw:style-name="gr17" draw:text-style-name="P12" xml:id="id19" draw:id="id19" draw:layer="layout" svg:width="0.317cm" svg:height="0.317cm" svg:x="22.92cm" svg:y="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7" draw:id="id17" draw:layer="layout" svg:width="0.317cm" svg:height="0.317cm" svg:x="22.5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5" draw:id="id15" draw:layer="layout" svg:width="0.317cm" svg:height="0.317cm" svg:x="22.9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3" draw:id="id13" draw:layer="layout" svg:width="0.317cm" svg:height="0.317cm" svg:x="22.5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0" draw:id="id20" draw:layer="layout" svg:width="0.317cm" svg:height="0.317cm" svg:x="24.72cm" svg:y="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0.317cm" svg:height="0.317cm" svg:x="24.7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6" draw:id="id16" draw:layer="layout" svg:width="0.317cm" svg:height="0.317cm" svg:x="24.72cm" svg:y="5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4" draw:id="id14" draw:layer="layout" svg:width="0.317cm" svg:height="0.317cm" svg:x="24.7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22.837cm" svg:y1="5.699cm" svg:x2="24.72cm" svg:y2="5.699cm" draw:start-shape="id13" draw:start-glue-point="10" draw:end-shape="id14" draw:end-glue-point="6" svg:d="M22837 5699h1883" svg:viewBox="0 0 1884 1">
          <text:p/>
        </draw:connector>
        <draw:connector draw:style-name="gr8" draw:text-style-name="P4" draw:layer="layout" draw:type="line" svg:x1="23.237cm" svg:y1="5.299cm" svg:x2="24.72cm" svg:y2="5.299cm" draw:start-shape="id15" draw:start-glue-point="10" draw:end-shape="id16" draw:end-glue-point="6" svg:d="M23237 5299h1483" svg:viewBox="0 0 1484 1">
          <text:p/>
        </draw:connector>
        <draw:connector draw:style-name="gr7" draw:text-style-name="P4" draw:layer="layout" draw:type="line" svg:x1="22.837cm" svg:y1="4.899cm" svg:x2="24.72cm" svg:y2="4.899cm" draw:start-shape="id17" draw:start-glue-point="10" draw:end-shape="id18" draw:end-glue-point="6" svg:d="M22837 4899h1883" svg:viewBox="0 0 1884 1">
          <text:p/>
        </draw:connector>
        <draw:connector draw:style-name="gr6" draw:text-style-name="P4" draw:layer="layout" draw:type="line" svg:x1="23.237cm" svg:y1="4.499cm" svg:x2="24.72cm" svg:y2="4.499cm" draw:start-shape="id19" draw:start-glue-point="10" draw:end-shape="id20" draw:end-glue-point="6" svg:d="M23237 4499h1483" svg:viewBox="0 0 1484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5-18T22:56:09.588379085</dc:date>
    <meta:editing-duration>PT1H1M6S</meta:editing-duration>
    <meta:editing-cycles>26</meta:editing-cycles>
    <meta:generator>LibreOffice/7.3.7.2$Linux_X86_64 LibreOffice_project/30$Build-2</meta:generator>
    <meta:document-statistic meta:object-count="44"/>
  </office:meta>
</office:document-meta>
</file>